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941f8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paragraph-rsid="000941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005b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bitNow!</text:span></text:p>
      <text:p text:style-name="P2"/>
      <text:p text:style-name="P2"><text:span text:style-name="T1">1.</text:span> <text:span text:style-name="T1">Opener</text:span> <text:s/></text:p>
      <text:p text:style-name="P2">“Have you ever tried to change a habit or establish a new one, only to find it’s harder than expected? You’re not alone – most people abandon new habits within a few weeks. But imagine if there were an app that could help.”</text:p>
      <text:p text:style-name="P2"/>
      <text:p text:style-name="P2"><text:span text:style-name="T1">2.</text:span> <text:span text:style-name="T1">Greeting</text:span> <text:s/></text:p>
      <text:p text:style-name="P2">“<text:span text:style-name="T2">Welcome everyone</text:span>. Thank you for taking the time to learn about our vision today. My name is Rafaat, and I am a co-founder of HabitNow! I’m excited to introduce you to a solution that empowers people to achieve their goals and sustainably transform their lives.”</text:p>
      <text:p text:style-name="P2"/>
      <text:p text:style-name="P2"><text:span text:style-name="T1">3.</text:span> <text:span text:style-name="T1">Agenda</text:span> <text:s/></text:p>
      <text:p text:style-name="P2">- <text:span text:style-name="T3">What are Habits?</text:span> <text:s/></text:p>
      <text:p text:style-name="P2"><text:s text:c="3"/>An overview of positive and negative habits and their impact on our lives.</text:p>
      <text:p text:style-name="P2">- <text:span text:style-name="T3">Obstacles to Forming Habits</text:span> <text:s/></text:p>
      <text:p text:style-name="P2"><text:s text:c="3"/>The biggest challenges in building new habits and breaking old ones.</text:p>
      <text:p text:style-name="P2">- <text:span text:style-name="T4">What is HabitNow?</text:span> <text:s/></text:p>
      <text:p text:style-name="P2"><text:s text:c="3"/>The app that helps people sustainably develop better habits.</text:p>
      <text:p text:style-name="P2">- <text:span text:style-name="T4">Your Contribution to HabitNow!</text:span> <text:s/></text:p>
      <text:p text:style-name="P2"><text:s text:c="3"/>How your support can help us make this project a reality.</text:p>
      <text:p text:style-name="P2"/>
      <text:p text:style-name="P2"><text:span text:style-name="T1">4.</text:span> <text:span text:style-name="T1">What Are Habits?</text:span> <text:s/></text:p>
      <text:p text:style-name="P2">“Habits are regular behaviors that often occur automatically and subconsciously. They shape our daily lives and have a direct impact on our quality of life, whether positive or negative. <text:s/></text:p>
      <text:p text:style-name="P2">There are two main categories: <text:s/></text:p>
      <text:p text:style-name="P2">- Positive habits, like regular exercise or healthy eating, enhance our well-being and contribute to a more fulfilling life. <text:s/></text:p>
      <text:p text:style-name="P2">- Negative habits, like excessive junk food consumption or smoking, can harm our health and goals. <text:s/></text:p>
      <text:p text:style-name="P2"><text:span text:style-name="T4">Why is this important?</text:span> <text:s/></text:p>
      <text:p text:style-name="P2">Habits determine much of our daily decisions. By building better habits, we can significantly improve our quality of life over time.”</text:p>
      <text:p text:style-name="P2"/>
      <text:p text:style-name="P2"><text:span text:style-name="T1">5. Obstacles to Forming Habits</text:span> <text:s/></text:p>
      <text:p text:style-name="P2">"Developing new positive habits and breaking negative behaviors is a significant challenge for many. <text:s/></text:p>
      <text:p text:style-name="P2">When it comes to developing positive habits, statistics show that 81% of New Year’s resolutions fail within the first 6 months. Initial motivation often fades quickly, and the discipline needed for long-term success is frequently lacking. <text:s/></text:p>
      <text:p text:style-name="P2"/>
      <text:p text:style-name="P2">Breaking negative habits is just as difficult. For example, 95% to 98% of smokers relapse within 6 to 12 months, even with a strong desire to quit. Old behavior patterns and addiction can easily lead to setbacks. <text:s/></text:p>
      <text:p text:style-name="P2"/>
      <text:p text:style-name="P2">Many people try to eliminate negative habits or start new habits too abruptly or intensely. While motivation may be high at first, it typically wanes soon after, resulting in failure. <text:s/></text:p>
      <text:p text:style-name="P2"/>
      <text:p text:style-name="P2"><text:soft-page-break/>The core issue: Motivation alone is unreliable, as it is influenced by external factors. Discipline, on the other hand, is internally driven and more consistent. Achieving lasting habit change requires a strategy focused on building discipline, rather than relying solely on motivation."</text:p>
      <text:p text:style-name="P2"/>
      <text:p text:style-name="P2"><text:span text:style-name="T1">6. What is HabitNow!?</text:span> <text:s/></text:p>
      <text:p text:style-name="P2">“HabitNow! is an innovative app designed to help people build positive habits and break negative behaviors. <text:s/></text:p>
      <text:p text:style-name="P2"/>
      <text:p text:style-name="P2"><text:span text:style-name="T4">How does HabitNow! work?</text:span> <text:s/></text:p>
      <text:p text:style-name="P2">The app sets personalized, achievable goals based on each user’s progress and feedback. Instead of rigid goals, HabitNow! adapts them so that building new habits happens step-by-step. <text:s/></text:p>
      <text:p text:style-name="P2"/>
      <text:p text:style-name="P2"><text:span text:style-name="T4">What makes HabitNow! unique?</text:span> <text:s/></text:p>
      <text:p text:style-name="P2">With AI-driven analytics, HabitNow! tracks each user’s development and continuously optimizes habit goals. This intelligent adjustment leads to lasting success by building real discipline beyond mere motivation. <text:s/></text:p>
      <text:p text:style-name="P2">I’d now like to show you the app: [HabitNow! Design](https://www.figma.com/design/6WGi9KapkSp9rWe1Pnq5IH/HabitHive?node-id=0-1&amp;t=AhGVBTMMpjQJis37-1) <text:s/></text:p>
      <text:p text:style-name="P2"/>
      <text:p text:style-name="P2"><text:span text:style-name="T4">A user-friendly experience:</text:span> <text:s/></text:p>
      <text:p text:style-name="P2">We ensure that HabitNow! has no “locked features” and no ads, which could disrupt the user experience. Instead, we’ve chosen a minimalist design to reduce distractions and keep the focus on essentials. We aim to offer few but solid, well-thought-out features. <text:s/></text:p>
      <text:p text:style-name="P2"/>
      <text:p text:style-name="P2"><text:span text:style-name="T4">Why no graphics, streaks, or notifications?</text:span> <text:s/></text:p>
      <text:p text:style-name="P2">We consciously avoid using graphics, streaks, and notifications, as these can often lead to app dependency. Streaks, for example, can prompt users to check their progress without truly engaging – providing a short dopamine boost but potentially reducing motivation in the long run. A broken streak can also result in setbacks in activity. <text:s/></text:p>
      <text:p text:style-name="P2">Notifications can be intrusive and distracting, while too many features can make an app feel cluttered and lose its focus. Our goal is to foster discipline rather than hand-holding. Ultimately, we want users to build enough self-discipline that they no longer need the app’s support. Once a habit has been consistently maintained without issues, it is even removed from the app. <text:s/></text:p>
      <text:p text:style-name="P2"/>
      <text:p text:style-name="P2"><text:span text:style-name="T1">7. The Decision Is in Your Hands</text:span> <text:s/></text:p>
      <text:p text:style-name="P2">“With your support, HabitNow! can positively impact people’s lives, helping them reach their goals. Let’s achieve something great together. Thank you!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20:29:22.931000000</meta:creation-date>
    <dc:date>2024-11-14T20:59:34.347000000</dc:date>
    <meta:editing-duration>PT3H38M5S</meta:editing-duration>
    <meta:editing-cycles>6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41" meta:word-count="701" meta:character-count="4566" meta:non-whitespace-character-count="3830"/>
  </office:meta>
</office:document-meta>
</file>